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41A7AEB85E60B4E1F60.png" manifest:media-type="image/png"/>
  <manifest:file-entry manifest:full-path="Pictures/10000000000006900000041A535613A334CF69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0.624cm" draw:z-index="0"><draw:image xlink:href="Pictures/10000000000006900000041A7AEB85E60B4E1F60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10.624cm" draw:z-index="1"><draw:image xlink:href="Pictures/10000000000006900000041A535613A334CF69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19:53:45.941000000</meta:creation-date>
    <dc:date>2019-12-17T19:55:20.771000000</dc:date>
    <meta:editing-duration>PT1M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3.1.2$Windows_X86_64 LibreOffice_project/b79626edf0065ac373bd1df5c28bd630b4424273</meta:generator>
  </office:meta>
</office:document-meta>
</file>